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54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1.53cm">
          <text:p/>
        </draw:line>
        <draw:frame draw:style-name="gr3" draw:text-style-name="P5" draw:layer="layout" svg:width="5.08cm" svg:height="6.404cm" svg:x="0.1cm" svg:y="5.126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</draw:text-box>
        </draw:frame>
        <draw:line draw:style-name="gr2" draw:text-style-name="P3" draw:layer="layout" svg:x1="10.26cm" svg:y1="11.53cm" svg:x2="0.1cm" svg:y2="11.53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5" draw:text-style-name="P5" draw:layer="layout" svg:width="5.08cm" svg:height="6.35cm" svg:x="5.18cm" svg:y="5.18cm">
          <draw:text-box>
            <text:p text:style-name="P4"><text:span text:style-name="T2">items</text:span></text:p>
            <text:p text:style-name="P4"><text:span text:style-name="T2">last</text:span></text:p>
            <text:p text:style-name="P4"><text:span text:style-name="T2">lastItem</text:span></text:p>
            <text:p text:style-name="P4"><text:span text:style-name="T3">makeArray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11.53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date>2009-12-14T23:40:35.42</dc:date>
    <dc:language>en-US</dc:language>
    <meta:editing-cycles>17</meta:editing-cycles>
    <meta:editing-duration>PT01H39M23S</meta:editing-duration>
    <dc:creator>Jean Louis Faucher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